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5cm" table:align="left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3.22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96c7"/>
    </style:style>
    <style:style style:name="P2" style:family="paragraph" style:parent-style-name="Standard">
      <style:text-properties officeooo:paragraph-rsid="0012e9d1"/>
    </style:style>
    <style:style style:name="P3" style:family="paragraph" style:parent-style-name="Table_20_Contents">
      <style:text-properties officeooo:paragraph-rsid="0012e9d1"/>
    </style:style>
    <style:style style:name="P4" style:family="paragraph" style:parent-style-name="Table_20_Contents">
      <style:text-properties officeooo:paragraph-rsid="0014d741"/>
    </style:style>
    <style:style style:name="T1" style:family="text">
      <style:text-properties officeooo:rsid="001296c7"/>
    </style:style>
    <style:style style:name="T2" style:family="text">
      <style:text-properties officeooo:rsid="0012e9d1"/>
    </style:style>
    <style:style style:name="T3" style:family="text">
      <style:text-properties officeooo:rsid="0014d741"/>
    </style:style>
    <style:style style:name="T4" style:family="text">
      <style:text-properties officeooo:rsid="00163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Orthogonal Linear Regression</text:span></text:h>
      <text:h text:style-name="Heading_20_2" text:outline-level="2"><text:span text:style-name="T1">Introduction</text:span></text:h>
      <text:p text:style-name="P1"><text:span text:style-name="T1">A project I was working recently required me to take an image, identify (curved) lines within that image, and the</text:span><text:span text:style-name="T2">n</text:span><text:span text:style-name="T1"> represent those lines as lists of (straight) line segments. This article is a simplified version of that code, to describe the principle of line fitting in images.</text:span></text:p>
      <text:h text:style-name="Heading_20_2" text:outline-level="2"><text:span text:style-name="T1">Background</text:span></text:h>
      <text:p text:style-name="P1"><text:span text:style-name="T1">Fitting lines to points is a complex problem with a long mathematical history. For the purpose of this article, points means pixels. But points could also be data obtained in a scientific experiment. In both cases, sometimes we want to find a line (either curved or straight) that fits those points as accurately as possible. Fitting a curved line to a set of points is much harder than fitting a straight line. It is almost certainly iterative. And it is too complex for this article. So we are going to stick to fitting a straight line to a set of points. Also, if we need to fit a curve, we can do it with straight line segments – by applying this algorithm to small windows in the image, and </text:span><text:span text:style-name="T2">storing the curved line as a list of line segments. To keep things simple, this article is going to assume that we just need to identify a single straight line. So now we have defined the problem, we need to find a suitable solution. In this case, we are going to use “Orthogonal Linear Regression”.</text:span></text:p>
      <text:h text:style-name="Heading_20_2" text:outline-level="2"><text:span text:style-name="T2">Linear Regression</text:span></text:h>
      <text:p text:style-name="P2"><text:span text:style-name="T2">Linear regression is more commonly associated with scientific experiments. Typically in an experiment you would get a set of </text:span><text:span text:style-name="T4">output </text:span><text:span text:style-name="T2">data for a set of input data. </text:span><text:span text:style-name="T4">If you're lucky there would be a linear relationship between the input data and output data. </text:span><text:span text:style-name="T2">For example we could apply a voltage to a resistor and measure the current through it (</text:span><text:span text:style-name="T4">OK</text:span><text:span text:style-name="T2">, so not a very exciting experiment!). Our data might look like:</text:span></text:p>
      <text:p text:style-name="P2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2">Voltage (V)</text:span></text:p>
          </table:table-cell>
          <table:table-cell table:style-name="Table1.B1" office:value-type="string">
            <text:p text:style-name="P3"><text:span text:style-name="T2">Current (A)</text:span></text:p>
          </table:table-cell>
        </table:table-row>
        <table:table-row>
          <table:table-cell table:style-name="Table1.A2" office:value-type="string">
            <text:p text:style-name="P3"><text:span text:style-name="T2">1.0</text:span></text:p>
          </table:table-cell>
          <table:table-cell table:style-name="Table1.B2" office:value-type="string">
            <text:p text:style-name="P3"><text:span text:style-name="T2">0.202</text:span></text:p>
          </table:table-cell>
        </table:table-row>
        <table:table-row>
          <table:table-cell table:style-name="Table1.A2" office:value-type="string">
            <text:p text:style-name="P3"><text:span text:style-name="T2">1.5</text:span></text:p>
          </table:table-cell>
          <table:table-cell table:style-name="Table1.B2" office:value-type="string">
            <text:p text:style-name="P3"><text:span text:style-name="T2">0.30</text:span><text:span text:style-name="T3">1</text:span></text:p>
          </table:table-cell>
        </table:table-row>
        <table:table-row>
          <table:table-cell table:style-name="Table1.A2" office:value-type="string">
            <text:p text:style-name="P4"><text:span text:style-name="T3">2.0</text:span></text:p>
          </table:table-cell>
          <table:table-cell table:style-name="Table1.B2" office:value-type="string">
            <text:p text:style-name="P4"><text:span text:style-name="T3">0.399</text:span></text:p>
          </table:table-cell>
        </table:table-row>
        <table:table-row>
          <table:table-cell table:style-name="Table1.A2" office:value-type="string">
            <text:p text:style-name="P4"><text:span text:style-name="T3">3.0</text:span></text:p>
          </table:table-cell>
          <table:table-cell table:style-name="Table1.B2" office:value-type="string">
            <text:p text:style-name="P4"><text:span text:style-name="T3">0.605</text:span></text:p>
          </table:table-cell>
        </table:table-row>
        <table:table-row>
          <table:table-cell table:style-name="Table1.A2" office:value-type="string">
            <text:p text:style-name="P4"><text:span text:style-name="T3">4.0</text:span></text:p>
          </table:table-cell>
          <table:table-cell table:style-name="Table1.B2" office:value-type="string">
            <text:p text:style-name="P4"><text:span text:style-name="T3">0.802</text:span></text:p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18:59:22.10</meta:creation-date>
    <dc:date>2013-04-08T19:33:45.96</dc:date>
    <meta:editing-duration>PT21M48S</meta:editing-duration>
    <meta:editing-cycles>3</meta:editing-cycles>
    <meta:generator>LibreOffice/4.0.1.2$Windows_x86 LibreOffice_project/84102822e3d61eb989ddd325abf1ac077904985</meta:generator>
    <meta:document-statistic meta:table-count="1" meta:image-count="0" meta:object-count="0" meta:page-count="1" meta:paragraph-count="19" meta:word-count="322" meta:character-count="1810" meta:non-whitespace-character-count="1506"/>
  </office:meta>
</office:document-meta>
</file>